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dobe Garamond Pro" svg:font-family="'Adobe Garamond Pro'" style:font-family-generic="roman" style:font-pitch="variable"/>
    <style:font-face style:name="Chaparral Pro Light" svg:font-family="'Chaparral Pro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haparral Pro Light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haparral Pro Light" fo:font-size="18pt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haparral Pro Light" fo:font-size="18pt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Chaparral Pro Light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haparral Pro Light" fo:font-size="18pt" fo:font-weight="normal" style:font-size-asian="18pt" style:font-weight-asian="normal" style:font-size-complex="18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Chaparral Pro Light" fo:font-size="18pt" fo:font-weight="normal" style:font-size-asian="18pt" style:font-weight-asian="normal" style:font-size-complex="18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Chaparral Pro Light" fo:font-size="18pt" fo:font-weight="normal" style:font-size-asian="18pt" style:font-weight-asian="normal" style:font-size-complex="18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style:font-name="Chaparral Pro Light" fo:font-size="18pt" fo:font-weight="normal" style:font-size-asian="18pt" style:font-weight-asian="normal" style:font-size-complex="18pt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style:font-name="Chaparral Pro Light" fo:font-size="18pt" fo:font-weight="normal" style:font-size-asian="18pt" style:font-weight-asian="normal" style:font-size-complex="18pt" style:font-weight-complex="normal"/>
    </style:style>
    <style:style style:name="P10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style:font-name="Chaparral Pro Light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-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5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/29/17</text:p>
      <text:p text:style-name="P1"/>
      <text:p text:style-name="P1">Lesson Plan... #0</text:p>
      <text:p text:style-name="P2"/>
      <text:p text:style-name="P1">Setting up the IDE:</text:p>
      <text:p text:style-name="P1"/>
      <text:p text:style-name="P3"><text:tab/>Goal: Install and setup Visual Studio Code and create a task-runner for GO.</text:p>
      <text:p text:style-name="P3"/>
      <text:p text:style-name="P3"><text:tab/>Requirements:</text:p>
      <text:p text:style-name="P3"/>
      <text:list xml:id="list2083754475968294691" text:style-name="L1">
        <text:list-item>
          <text:p text:style-name="P10"><text:span text:style-name="T1">GO – Language: </text:span><text:a xlink:type="simple" xlink:href="https://golang.org/dl/" text:style-name="Internet_20_link" text:visited-style-name="Visited_20_Internet_20_Link"><text:span text:style-name="T1">https://golang.org/dl/</text:span></text:a></text:p>
          <text:p text:style-name="P6"/>
        </text:list-item>
        <text:list-item>
          <text:p text:style-name="P10"><text:span text:style-name="T1">Visual Studio Code: </text:span><text:a xlink:type="simple" xlink:href="https://code.visualstudio.com/Download" text:style-name="Internet_20_link" text:visited-style-name="Visited_20_Internet_20_Link"><text:span text:style-name="T1">https://code.visualstudio.com/Download</text:span></text:a><text:span text:style-name="T1"><text:line-break/></text:span></text:p>
        </text:list-item>
        <text:list-item>
          <text:p text:style-name="P6">An internet connection.</text:p>
        </text:list-item>
      </text:list>
      <text:p text:style-name="P3"/>
      <text:p text:style-name="P3"><text:tab/>Direction(s):</text:p>
      <text:p text:style-name="P3"/>
      <text:p text:style-name="P3"><text:tab/>1. First is download the requirements with their links...</text:p>
      <text:p text:style-name="P3"><text:tab/><text:tab/>A. Install GO</text:p>
      <text:p text:style-name="P3"><text:tab/><text:tab/>B. Setup Environment Variable for GO's stuffs </text:p>
      <text:p text:style-name="P3"><text:tab/><text:tab/>C. Install VS Code</text:p>
      <text:p text:style-name="P3"><text:tab/></text:p>
      <text:list xml:id="list2848727769868803256" text:style-name="L2">
        <text:list-item>
          <text:list>
            <text:list-item>
              <text:list>
                <text:list-header>
                  <text:p text:style-name="P7">2. Download the GO addon for VS Code</text:p>
                  <text:list>
                    <text:list-header>
                      <text:p text:style-name="P7">A. Press Ctrl + Shift + X </text:p>
                      <text:p text:style-name="P7">B. Search for GO</text:p>
                    </text:list-header>
                  </text:list>
                </text:list-header>
              </text:list>
            </text:list-item>
          </text:list>
        </text:list-item>
      </text:list>
      <text:list xml:id="list7964689524930746593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8">C. Install the one created by Lukehoban and also install the extension of Go tools.<text:line-break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349044454861818149" text:style-name="L4">
        <text:list-item>
          <text:list>
            <text:list-item>
              <text:list>
                <text:list-header>
                  <text:p text:style-name="P9">3. Create a taskrunner: <text:a xlink:type="simple" xlink:href="https://github.com/Microsoft/vscode-go/wiki/Usage-FAQ" text:style-name="Internet_20_link" text:visited-style-name="Visited_20_Internet_20_Link">https://github.com/Microsoft/vscode-go/wiki/Usage-FAQ</text:a></text:p>
                </text:list-header>
              </text:list>
            </text:list-item>
          </text:list>
        </text:list-item>
      </text:list>
      <text:p text:style-name="P3"><text:tab/></text:p>
      <text:p text:style-name="P3"><text:tab/>4. Don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Adobe Garamond Pro" svg:font-family="'Adobe Garamond Pro'" style:font-family-generic="roman" style:font-pitch="variable"/>
    <style:font-face style:name="Chaparral Pro Light" svg:font-family="'Chaparral Pro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51M5S</meta:editing-duration>
    <meta:editing-cycles>18</meta:editing-cycles>
    <meta:generator>OpenOffice/4.1.3$Win32 OpenOffice.org_project/413m1$Build-9783</meta:generator>
    <dc:date>2017-01-29T18:22:54.19</dc:date>
    <dc:creator>Nicole Tusek</dc:creator>
    <meta:document-statistic meta:table-count="0" meta:image-count="0" meta:object-count="0" meta:page-count="1" meta:paragraph-count="21" meta:word-count="101" meta:character-count="660"/>
    <meta:user-defined meta:name="Info 1"/>
    <meta:user-defined meta:name="Info 2"/>
    <meta:user-defined meta:name="Info 3"/>
    <meta:user-defined meta:name="Info 4"/>
  </office:meta>
</office:document-meta>
</file>